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3a0a" officeooo:paragraph-rsid="00183a0a"/>
    </style:style>
    <style:style style:name="P2" style:family="paragraph" style:parent-style-name="Standard">
      <style:text-properties officeooo:rsid="0019576f" officeooo:paragraph-rsid="0019576f"/>
    </style:style>
    <style:style style:name="P3" style:family="paragraph" style:parent-style-name="Standard">
      <style:text-properties officeooo:rsid="001963de" officeooo:paragraph-rsid="001963de"/>
    </style:style>
    <style:style style:name="P4" style:family="paragraph" style:parent-style-name="Standard">
      <style:text-properties officeooo:rsid="0019c27d" officeooo:paragraph-rsid="0019c2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573491426</text:p>
      <text:p text:style-name="P1"/>
      <text:p text:style-name="P2">TDE – TRANSPARENT DATABASE ENCRYPTION</text:p>
      <text:p text:style-name="P2"/>
      <text:p text:style-name="P2">EKE</text:p>
      <text:p text:style-name="P2"/>
      <text:p text:style-name="P2">AD – ACTIVE DIRECTORY</text:p>
      <text:p text:style-name="P2"/>
      <text:p text:style-name="P2">RMS - RIGHTS MANAGEMENT SYSTEM</text:p>
      <text:p text:style-name="P2"/>
      <text:p text:style-name="P2">HTTPS - SSL</text:p>
      <text:p text:style-name="P2"/>
      <text:p text:style-name="P2">WWW - </text:p>
      <text:p text:style-name="P2"/>
      <text:p text:style-name="P2">2FA – 2 FACTOR AUTHENTICATION</text:p>
      <text:p text:style-name="P2">PKI - </text:p>
      <text:p text:style-name="P2"/>
      <text:p text:style-name="P2"/>
      <text:p text:style-name="P3">HSM SIMULATION</text:p>
      <text:p text:style-name="P3"/>
      <text:p text:style-name="P4">CryptoServer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3T17:01:39.620826199</meta:creation-date>
    <meta:generator>LibreOffice/7.3.6.2$Linux_X86_64 LibreOffice_project/30$Build-2</meta:generator>
    <dc:date>2022-11-23T18:25:28.750601823</dc:date>
    <meta:editing-duration>PT8M9S</meta:editing-duration>
    <meta:editing-cycles>2</meta:editing-cycles>
    <meta:document-statistic meta:table-count="0" meta:image-count="0" meta:object-count="0" meta:page-count="1" meta:paragraph-count="11" meta:word-count="28" meta:character-count="178" meta:non-whitespace-character-count="156"/>
  </office:meta>
</office:document-meta>
</file>